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8125in" fo:margin-left="3.3472in" table:align="left" style:writing-mode="lr-tb"/>
    </style:style>
    <style:style style:name="Table1.A" style:family="table-column">
      <style:table-column-properties style:column-width="2.81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5" style:family="paragraph" style:parent-style-name="Standard">
      <style:paragraph-properties fo:margin-left="0in" fo:margin-right="0in" fo:text-align="end" style:justify-single-word="false" fo:text-indent="0.4917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0pt" style:font-size-asian="10pt"/>
    </style:style>
    <style:style style:name="T1" style:family="text">
      <style:text-properties fo:font-weight="bold" style:font-weight-asian="bold"/>
    </style:style>
    <style:style style:name="fr1" style:family="graphic" style:parent-style-name="OLE">
      <style:graphic-properties fo:margin-left="0in" fo:margin-right="0in" style:vertical-pos="top" style:vertical-rel="baseline" draw:ole-draw-aspect="1" draw:visible-area-top="0in" draw:visible-area-width="18.698in" draw:visible-area-height="2.6457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Object1" text:anchor-type="as-char" svg:width="5.8618in" svg:height="0.8291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 E C L A R A Ç Ã O</text:p>
      <text:p text:style-name="P2"/>
      <text:p text:style-name="P2"/>
      <text:p text:style-name="P4">Declaramos, para fins de apresentação junto ao ICMC-USP que <text:span text:style-name="T1">UBIRATAN FRANCAMAR SOARES</text:span>, aluno(a) da Universidade de São Paulo, do Curso <text:span text:style-name="T1">Bacharelado em Ciência da Computação</text:span>, é estagiário(a) da <text:span text:style-name="T1">Bull Ltda</text:span>, com efetiva atuação nas atividades pertinentes à Área de <text:span text:style-name="T1">Pré-vendas e Infra-estrutura em HPC</text:span>, com o Plano de Estágio intitulado <text:span text:style-name="T1">(“título”)</text:span>, desde <text:span text:style-name="T1">26/07/2010</text:span>, sob a supervisão de <text:span text:style-name="T1">RONAN MARINHO MARQUES</text:span>, tendo realizado <text:span text:style-name="T1">352</text:span> horas de estágio.</text:p>
      <text:p text:style-name="P4"/>
      <text:p text:style-name="P4">Atestamos, ainda, que a monografia apresentada pelo aluno foi revisada, não contém informações confidenciais que poderiam comprometer a empresa, e descreve de forma fiel as atividades realizadas por ele durante o período em questão. 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RONAN MARINHO MARQUE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 E C L A R A Ç Ã O</dc:title>
    <meta:initial-creator>Web01</meta:initial-creator>
    <meta:creation-date>2009-03-26T14:20:00</meta:creation-date>
    <dc:date>2010-10-03T21:00:47</dc:date>
    <meta:editing-cycles>10</meta:editing-cycles>
    <meta:editing-duration>PT00H03M00S</meta:editing-duration>
    <meta:document-statistic meta:table-count="1" meta:image-count="0" meta:object-count="1" meta:page-count="1" meta:paragraph-count="5" meta:word-count="113" meta:character-count="717"/>
    <meta:generator>NeoOffice/3.1.2$Unix OpenOffice.org_project/Patch 0</meta:generator>
    <meta:user-defined meta:name="Info 1"/>
    <meta:user-defined meta:name="Info 2"/>
    <meta:user-defined meta:name="Info 3"/>
    <meta:user-defined meta:name="Info 4"/>
  </office:meta>
</office:document-meta>
</file>